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font-size="14pt" fo:font-weight="normal" officeooo:rsid="001171f3" officeooo:paragraph-rsid="00151347" style:font-size-asian="14pt" style:font-weight-asian="normal" style:font-size-complex="14pt" style:font-weight-complex="normal"/>
    </style:style>
    <style:style style:name="P2" style:family="paragraph" style:parent-style-name="Standard">
      <style:text-properties style:font-name="Liberation Sans" fo:font-size="12pt" fo:font-weight="normal" officeooo:rsid="000d510f" officeooo:paragraph-rsid="0013260c" style:font-size-asian="10.5pt" style:font-weight-asian="normal" style:font-size-complex="12pt" style:font-weight-complex="normal"/>
    </style:style>
    <style:style style:name="P3" style:family="paragraph" style:parent-style-name="Standard">
      <style:text-properties style:font-name="Liberation Sans" fo:font-size="12pt" fo:font-weight="normal" officeooo:rsid="000d510f" officeooo:paragraph-rsid="00151347" style:font-size-asian="10.5pt" style:font-weight-asian="normal" style:font-size-complex="12pt" style:font-weight-complex="normal"/>
    </style:style>
    <style:style style:name="P4" style:family="paragraph" style:parent-style-name="Standard">
      <style:text-properties style:font-name="Liberation Sans" officeooo:paragraph-rsid="0013260c"/>
    </style:style>
    <style:style style:name="P5" style:family="paragraph" style:parent-style-name="Standard">
      <style:paragraph-properties fo:text-align="justify" style:justify-single-word="false"/>
    </style:style>
    <style:style style:name="P6" style:family="paragraph" style:parent-style-name="Standard">
      <style:text-properties officeooo:paragraph-rsid="00154733"/>
    </style:style>
    <style:style style:name="P7" style:family="paragraph" style:parent-style-name="Text_20_body">
      <style:text-properties officeooo:paragraph-rsid="00154733"/>
    </style:style>
    <style:style style:name="P8" style:family="paragraph" style:parent-style-name="Standard">
      <style:text-properties style:font-name="Liberation Sans" fo:font-size="14pt" fo:font-weight="bold" officeooo:rsid="000d510f" officeooo:paragraph-rsid="000d510f" style:font-size-asian="14pt" style:font-weight-asian="bold" style:font-size-complex="14pt" style:font-weight-complex="bold"/>
    </style:style>
    <style:style style:name="P9" style:family="paragraph" style:parent-style-name="Standard">
      <style:text-properties style:font-name="Liberation Sans" fo:font-size="14pt" fo:font-weight="bold" officeooo:rsid="001171f3" officeooo:paragraph-rsid="001171f3" style:font-size-asian="14pt" style:font-weight-asian="bold" style:font-size-complex="14pt" style:font-weight-complex="bold"/>
    </style:style>
    <style:style style:name="P10" style:family="paragraph" style:parent-style-name="Standard">
      <style:text-properties style:font-name="Liberation Sans" fo:font-size="14pt" fo:font-weight="bold" officeooo:rsid="001057af" officeooo:paragraph-rsid="001057af" style:font-size-asian="14pt" style:font-weight-asian="bold" style:font-size-complex="14pt" style:font-weight-complex="bold"/>
    </style:style>
    <style:style style:name="P11" style:family="paragraph" style:parent-style-name="Standard">
      <style:text-properties style:font-name="Liberation Sans" fo:font-size="14pt" fo:font-weight="bold" officeooo:paragraph-rsid="000db1a7"/>
    </style:style>
    <style:style style:name="P12" style:family="paragraph" style:parent-style-name="Standard" style:list-style-name="L1">
      <style:text-properties style:font-name="Liberation Sans" fo:font-size="14pt" fo:font-weight="normal" officeooo:rsid="001171f3" officeooo:paragraph-rsid="001171f3" style:font-size-asian="14pt" style:font-weight-asian="normal" style:font-size-complex="14pt" style:font-weight-complex="normal"/>
    </style:style>
    <style:style style:name="P13" style:family="paragraph" style:parent-style-name="Standard" style:list-style-name="L2">
      <style:text-properties style:font-name="Liberation Sans" fo:font-size="14pt" fo:font-weight="normal" officeooo:rsid="001171f3" officeooo:paragraph-rsid="001171f3" style:font-size-asian="14pt" style:font-weight-asian="normal" style:font-size-complex="14pt" style:font-weight-complex="normal"/>
    </style:style>
    <style:style style:name="P14" style:family="paragraph" style:parent-style-name="Standard" style:list-style-name="L1">
      <style:text-properties style:font-name="Liberation Sans" fo:font-size="10pt" fo:font-weight="normal" officeooo:rsid="001171f3" officeooo:paragraph-rsid="001171f3" style:font-size-asian="10pt" style:font-weight-asian="normal" style:font-size-complex="10pt" style:font-weight-complex="normal"/>
    </style:style>
    <style:style style:name="P15" style:family="paragraph" style:parent-style-name="Standard" style:list-style-name="L1">
      <style:text-properties style:font-name="Liberation Sans" fo:font-size="10pt" fo:font-weight="normal" officeooo:rsid="001171f3" officeooo:paragraph-rsid="001171f3" style:font-size-asian="8.75pt" style:font-weight-asian="normal" style:font-size-complex="10pt" style:font-weight-complex="normal"/>
    </style:style>
    <style:style style:name="P16" style:family="paragraph" style:parent-style-name="Standard">
      <style:text-properties style:font-name="Liberation Sans" fo:font-size="10pt" fo:font-weight="normal" officeooo:rsid="001171f3" officeooo:paragraph-rsid="001171f3" style:font-size-asian="8.75pt" style:font-weight-asian="normal" style:font-size-complex="10pt" style:font-weight-complex="normal"/>
    </style:style>
    <style:style style:name="P17" style:family="paragraph" style:parent-style-name="Standard" style:list-style-name="L3">
      <style:text-properties style:font-name="Liberation Sans" fo:font-size="12pt" fo:font-weight="normal" officeooo:rsid="001171f3" officeooo:paragraph-rsid="001171f3" style:font-size-asian="10.5pt" style:font-weight-asian="normal" style:font-size-complex="12pt" style:font-weight-complex="normal"/>
    </style:style>
    <style:style style:name="P18" style:family="paragraph" style:parent-style-name="Standard">
      <style:text-properties style:font-name="Liberation Sans" fo:font-size="12pt" fo:font-weight="normal" officeooo:rsid="001171f3" officeooo:paragraph-rsid="001171f3" style:font-size-asian="10.5pt" style:font-weight-asian="normal" style:font-size-complex="12pt" style:font-weight-complex="normal"/>
    </style:style>
    <style:style style:name="P19" style:family="paragraph" style:parent-style-name="Standard">
      <style:text-properties style:font-name="Liberation Sans" fo:font-size="12pt" fo:font-weight="normal" officeooo:rsid="000d510f" officeooo:paragraph-rsid="001171f3" style:font-size-asian="10.5pt" style:font-weight-asian="normal" style:font-size-complex="12pt" style:font-weight-complex="normal"/>
    </style:style>
    <style:style style:name="P20" style:family="paragraph" style:parent-style-name="Standard">
      <style:text-properties style:font-name="Liberation Sans" fo:font-size="12pt" fo:font-weight="normal" officeooo:rsid="000d510f" officeooo:paragraph-rsid="000d510f" style:font-size-asian="10.5pt" style:font-weight-asian="normal" style:font-size-complex="12pt" style:font-weight-complex="normal"/>
    </style:style>
    <style:style style:name="P21" style:family="paragraph" style:parent-style-name="Standard">
      <style:text-properties style:font-name="Liberation Sans" fo:font-size="12pt" fo:font-weight="normal" officeooo:rsid="000d510f" officeooo:paragraph-rsid="0013260c" style:font-size-asian="10.5pt" style:font-weight-asian="normal" style:font-size-complex="12pt" style:font-weight-complex="normal"/>
    </style:style>
    <style:style style:name="P22" style:family="paragraph" style:parent-style-name="Standard">
      <style:text-properties style:font-name="Liberation Sans" fo:font-size="12pt" fo:font-weight="normal" officeooo:rsid="000d510f" officeooo:paragraph-rsid="00151347" style:font-size-asian="10.5pt" style:font-weight-asian="normal" style:font-size-complex="12pt" style:font-weight-complex="normal"/>
    </style:style>
    <style:style style:name="P23" style:family="paragraph" style:parent-style-name="Standard">
      <style:text-properties style:font-name="Liberation Sans" fo:font-size="12pt" fo:font-weight="normal" officeooo:rsid="000db1a7" officeooo:paragraph-rsid="000d510f" style:font-size-asian="10.5pt" style:font-weight-asian="normal" style:font-size-complex="12pt" style:font-weight-complex="normal"/>
    </style:style>
    <style:style style:name="P24" style:family="paragraph" style:parent-style-name="Standard">
      <style:text-properties style:font-name="Liberation Sans" fo:font-size="12pt" fo:font-weight="normal" officeooo:rsid="000f14ea" officeooo:paragraph-rsid="000db1a7" style:font-size-asian="10.5pt" style:font-weight-asian="normal" style:font-size-complex="12pt" style:font-weight-complex="normal"/>
    </style:style>
    <style:style style:name="P25" style:family="paragraph" style:parent-style-name="Standard">
      <style:text-properties style:font-name="Liberation Sans" fo:font-size="12pt" fo:font-weight="normal" officeooo:rsid="00154733" officeooo:paragraph-rsid="00154733" style:font-size-asian="10.5pt" style:font-weight-asian="normal" style:font-size-complex="12pt" style:font-weight-complex="normal"/>
    </style:style>
    <style:style style:name="P26" style:family="paragraph" style:parent-style-name="Standard">
      <style:text-properties style:font-name="Liberation Sans" fo:font-size="12pt" fo:font-weight="normal" officeooo:rsid="001057af" officeooo:paragraph-rsid="000db1a7" style:font-size-asian="10.5pt" style:font-weight-asian="normal" style:font-size-complex="12pt" style:font-weight-complex="normal"/>
    </style:style>
    <style:style style:name="P27" style:family="paragraph" style:parent-style-name="Standard">
      <style:text-properties style:font-name="Liberation Sans" fo:font-size="12pt" fo:font-weight="normal" officeooo:rsid="001057af" officeooo:paragraph-rsid="001057af" style:font-size-asian="10.5pt" style:font-weight-asian="normal" style:font-size-complex="12pt" style:font-weight-complex="normal"/>
    </style:style>
    <style:style style:name="P28" style:family="paragraph" style:parent-style-name="Standard" style:list-style-name="L4">
      <style:text-properties style:font-name="Liberation Sans" fo:font-size="12pt" fo:font-weight="bold" officeooo:rsid="001171f3" officeooo:paragraph-rsid="001171f3" style:font-size-asian="10.5pt" style:font-weight-asian="bold" style:font-size-complex="12pt" style:font-weight-complex="bold"/>
    </style:style>
    <style:style style:name="P29" style:family="paragraph" style:parent-style-name="Standard">
      <style:text-properties style:font-name="Liberation Sans" fo:font-size="12pt" fo:font-weight="bold" officeooo:rsid="001171f3" officeooo:paragraph-rsid="0013260c" style:font-size-asian="10.5pt" style:font-weight-asian="bold" style:font-size-complex="12pt" style:font-weight-complex="bold"/>
    </style:style>
    <style:style style:name="P30" style:family="paragraph" style:parent-style-name="Standard">
      <style:text-properties style:font-name="Liberation Sans" officeooo:paragraph-rsid="0013260c"/>
    </style:style>
    <style:style style:name="P31" style:family="paragraph" style:parent-style-name="Standard">
      <style:text-properties fo:font-variant="normal" fo:text-transform="none" fo:color="#000000" style:font-name="Liberation Sans" fo:font-size="12pt" fo:letter-spacing="normal" fo:font-style="normal" fo:font-weight="normal" officeooo:rsid="001171f3" officeooo:paragraph-rsid="0013260c" style:font-size-asian="10.5pt" style:font-weight-asian="normal" style:font-size-complex="12pt" style:font-weight-complex="normal"/>
    </style:style>
    <style:style style:name="P32" style:family="paragraph" style:parent-style-name="Text_20_body">
      <style:text-properties style:font-name="Liberation Sans"/>
    </style:style>
    <style:style style:name="P33" style:family="paragraph" style:parent-style-name="Text_20_body">
      <style:paragraph-properties fo:text-align="justify" style:justify-single-word="false"/>
      <style:text-properties style:font-name="Liberation Sans" officeooo:paragraph-rsid="001171f3"/>
    </style:style>
    <style:style style:name="P34" style:family="paragraph" style:parent-style-name="Text_20_body" style:list-style-name="L5">
      <style:text-properties style:font-name="Liberation Sans" officeooo:rsid="00151347" officeooo:paragraph-rsid="00151347"/>
    </style:style>
    <style:style style:name="P35" style:family="paragraph" style:parent-style-name="Text_20_body">
      <style:text-properties style:font-name="Liberation Sans" officeooo:paragraph-rsid="00159913"/>
    </style:style>
    <style:style style:name="P36" style:family="paragraph" style:parent-style-name="Title">
      <style:text-properties style:font-name="Liberation Sans"/>
    </style:style>
    <style:style style:name="P37" style:family="paragraph" style:parent-style-name="Heading_20_2">
      <style:text-properties style:font-name="Liberation Sans"/>
    </style:style>
    <style:style style:name="P38" style:family="paragraph" style:parent-style-name="Heading_20_2">
      <style:text-properties style:font-name="Liberation Sans" officeooo:rsid="001171f3" officeooo:paragraph-rsid="001171f3"/>
    </style:style>
    <style:style style:name="P39" style:family="paragraph" style:parent-style-name="Heading_20_2">
      <style:text-properties style:font-name="Liberation Sans" officeooo:rsid="00159913" officeooo:paragraph-rsid="00159913"/>
    </style:style>
    <style:style style:name="P40" style:family="paragraph" style:parent-style-name="Heading_20_2">
      <style:text-properties style:font-name="Liberation Sans" officeooo:rsid="00154733"/>
    </style:style>
    <style:style style:name="P41" style:family="paragraph" style:parent-style-name="Heading_20_2">
      <style:text-properties style:font-name="Liberation Sans" officeooo:rsid="00154733" officeooo:paragraph-rsid="00154733"/>
    </style:style>
    <style:style style:name="P42" style:family="paragraph" style:parent-style-name="Heading_20_3">
      <style:text-properties style:font-name="Liberation Sans"/>
    </style:style>
    <style:style style:name="P43" style:family="paragraph" style:parent-style-name="Heading_20_1">
      <style:text-properties style:font-name="Liberation Sans" officeooo:rsid="00151347" officeooo:paragraph-rsid="00151347"/>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db1a7" style:font-size-asian="10.5pt" style:font-weight-asian="normal" style:font-size-complex="12pt" style:font-weight-complex="normal"/>
    </style:style>
    <style:style style:name="T3" style:family="text">
      <style:text-properties fo:font-size="12pt" fo:font-weight="normal" officeooo:rsid="000d510f" style:font-size-asian="10.5pt" style:font-weight-asian="normal" style:font-size-complex="12pt" style:font-weight-complex="normal"/>
    </style:style>
    <style:style style:name="T4" style:family="text">
      <style:text-properties fo:font-size="12pt" fo:font-weight="normal" officeooo:rsid="000f14ea" style:font-size-asian="10.5pt" style:font-weight-asian="normal" style:font-size-complex="12pt" style:font-weight-complex="normal"/>
    </style:style>
    <style:style style:name="T5" style:family="text">
      <style:text-properties fo:font-size="12pt" fo:font-weight="normal" officeooo:rsid="001171f3" style:font-size-asian="10.5pt" style:font-weight-asian="normal" style:font-size-complex="12pt" style:font-weight-complex="normal"/>
    </style:style>
    <style:style style:name="T6" style:family="text">
      <style:text-properties fo:font-size="12pt" fo:font-weight="normal" officeooo:rsid="0013260c" style:font-size-asian="10.5pt" style:font-weight-asian="normal" style:font-size-complex="12pt" style:font-weight-complex="normal"/>
    </style:style>
    <style:style style:name="T7" style:family="text">
      <style:text-properties fo:font-size="12pt" fo:font-weight="normal" officeooo:rsid="00151347" style:font-size-asian="10.5pt" style:font-weight-asian="normal" style:font-size-complex="12pt" style:font-weight-complex="normal"/>
    </style:style>
    <style:style style:name="T8" style:family="text">
      <style:text-properties fo:font-size="12pt" fo:font-weight="normal" officeooo:rsid="00154733" style:font-size-asian="10.5pt" style:font-weight-asian="normal" style:font-size-complex="12pt" style:font-weight-complex="normal"/>
    </style:style>
    <style:style style:name="T9" style:family="text">
      <style:text-properties fo:font-size="12pt" fo:font-weight="normal" officeooo:rsid="001057af" style:font-size-asian="10.5pt" style:font-weight-asian="normal" style:font-size-complex="12pt" style:font-weight-complex="normal"/>
    </style:style>
    <style:style style:name="T10" style:family="text">
      <style:text-properties fo:font-size="12pt" fo:font-weight="normal" officeooo:rsid="0016d691" style:font-size-asian="10.5pt" style:font-weight-asian="normal" style:font-size-complex="12pt" style:font-weight-complex="normal"/>
    </style:style>
    <style:style style:name="T11" style:family="text">
      <style:text-properties fo:font-size="12pt" style:font-size-asian="10.5pt" style:font-size-complex="12pt"/>
    </style:style>
    <style:style style:name="T12" style:family="text">
      <style:text-properties fo:font-size="12pt" officeooo:rsid="0013260c" style:font-size-asian="10.5pt" style:font-size-complex="12pt"/>
    </style:style>
    <style:style style:name="T13" style:family="text">
      <style:text-properties fo:font-size="12pt" officeooo:rsid="00151347" style:font-size-asian="10.5pt" style:font-size-complex="12pt"/>
    </style:style>
    <style:style style:name="T14" style:family="text">
      <style:text-properties fo:font-size="12pt" officeooo:rsid="00151347" style:font-size-asian="10.5pt" style:font-weight-asian="bold" style:font-size-complex="12pt" style:font-weight-complex="bold"/>
    </style:style>
    <style:style style:name="T15" style:family="text">
      <style:text-properties fo:font-size="12pt" fo:font-weight="bold" officeooo:rsid="001171f3" style:font-size-asian="10.5pt" style:font-weight-asian="bold" style:font-size-complex="12pt" style:font-weight-complex="bold"/>
    </style:style>
    <style:style style:name="T16" style:family="text">
      <style:text-properties fo:font-size="12pt" fo:font-weight="bold" officeooo:rsid="00151347" style:font-size-asian="10.5pt" style:font-weight-asian="bold" style:font-size-complex="12pt" style:font-weight-complex="bold"/>
    </style:style>
    <style:style style:name="T17" style:family="text">
      <style:text-properties officeooo:rsid="001171f3"/>
    </style:style>
    <style:style style:name="T18" style:family="text">
      <style:text-properties fo:font-weight="normal" style:font-weight-asian="normal" style:font-weight-complex="normal"/>
    </style:style>
    <style:style style:name="T19" style:family="text">
      <style:text-properties fo:font-weight="normal" officeooo:rsid="00154733" style:font-weight-asian="normal" style:font-weight-complex="normal"/>
    </style:style>
    <style:style style:name="T20" style:family="text">
      <style:text-properties fo:font-variant="normal" fo:text-transform="none" fo:color="#000000" fo:font-size="12pt" fo:letter-spacing="normal" fo:font-style="normal" fo:font-weight="normal" officeooo:rsid="001171f3" style:font-size-asian="10.5pt" style:font-weight-asian="normal" style:font-size-complex="12pt" style:font-weight-complex="normal"/>
    </style:style>
    <style:style style:name="T21" style:family="text">
      <style:text-properties fo:font-variant="normal" fo:text-transform="none" fo:color="#000000" fo:font-size="12pt" fo:letter-spacing="normal" fo:font-style="normal" fo:font-weight="normal" officeooo:rsid="0013260c"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fo:font-size="12pt" fo:letter-spacing="normal" fo:font-style="italic" fo:font-weight="normal" style:font-size-asian="10.5pt" style:font-style-asian="italic" style:font-weight-asian="normal" style:font-size-complex="12pt" style:font-style-complex="italic" style:font-weight-complex="normal"/>
    </style:style>
    <style:style style:name="T23" style:family="text">
      <style:text-properties fo:font-variant="normal" fo:text-transform="none" fo:color="#000000" fo:font-size="14pt" fo:letter-spacing="normal" fo:font-style="normal" fo:font-weight="bold" officeooo:rsid="000d510f" style:font-size-asian="14pt" style:font-weight-asian="bold" style:font-size-complex="14pt" style:font-weight-complex="bold"/>
    </style:style>
    <style:style style:name="T24" style:family="text">
      <style:text-properties fo:font-variant="normal" fo:text-transform="none" fo:color="#000000" style:font-name="Century Schoolbook L" fo:font-size="12pt" fo:letter-spacing="normal" fo:font-style="italic" fo:font-weight="normal" style:font-size-asian="10.5pt" style:font-style-asian="italic" style:font-weight-asian="normal" style:font-size-complex="12pt" style:font-style-complex="italic" style:font-weight-complex="normal"/>
    </style:style>
    <style:style style:name="T25" style:family="text">
      <style:text-properties fo:font-variant="normal" fo:text-transform="none" fo:color="#000000" style:font-name="Century Schoolbook L" fo:font-size="12pt" fo:letter-spacing="normal" fo:font-style="normal" fo:font-weight="normal" officeooo:rsid="0013260c" style:font-size-asian="10.5pt" style:font-style-asian="normal" style:font-weight-asian="normal" style:font-size-complex="12pt" style:font-style-complex="normal" style:font-weight-complex="normal"/>
    </style:style>
    <style:style style:name="T26" style:family="text">
      <style:text-properties fo:font-variant="normal" fo:text-transform="none" fo:color="#000000" style:font-name="Century Schoolbook L" fo:font-size="12pt" fo:letter-spacing="normal" fo:font-style="normal" fo:font-weight="normal" officeooo:rsid="001171f3" style:font-size-asian="10.5pt" style:font-weight-asian="normal" style:font-size-complex="12pt" style:font-weight-complex="normal"/>
    </style:style>
    <style:style style:name="T27" style:family="text">
      <style:text-properties fo:font-variant="normal" fo:text-transform="none" fo:color="#000000" style:font-name="Liberation Sans" fo:font-size="12pt" fo:letter-spacing="normal" fo:font-style="italic" fo:font-weight="normal" style:font-size-asian="10.5pt" style:font-style-asian="italic" style:font-weight-asian="normal" style:font-size-complex="12pt" style:font-style-complex="italic" style:font-weight-complex="normal"/>
    </style:style>
    <style:style style:name="T28" style:family="text">
      <style:text-properties fo:font-variant="normal" fo:text-transform="none" fo:color="#000000" style:font-name="Liberation Sans" fo:font-size="12pt" fo:letter-spacing="normal" fo:font-style="normal" fo:font-weight="normal" officeooo:rsid="0013260c" style:font-size-asian="10.5pt" style:font-style-asian="normal" style:font-weight-asian="normal" style:font-size-complex="12pt" style:font-style-complex="normal" style:font-weight-complex="normal"/>
    </style:style>
    <style:style style:name="T29" style:family="text">
      <style:text-properties fo:font-variant="normal" fo:text-transform="none" fo:color="#000000" style:font-name="Liberation Sans" fo:font-size="12pt" fo:letter-spacing="normal" fo:font-style="normal" fo:font-weight="normal" officeooo:rsid="001171f3" style:font-size-asian="10.5pt" style:font-weight-asian="normal" style:font-size-complex="12pt" style:font-weight-complex="normal"/>
    </style:style>
    <style:style style:name="T30" style:family="text">
      <style:text-properties officeooo:rsid="0013260c"/>
    </style:style>
    <style:style style:name="T31" style:family="text">
      <style:text-properties officeooo:rsid="00151347"/>
    </style:style>
    <style:style style:name="T32" style:family="text">
      <style:text-properties fo:font-weight="bold" style:font-weight-asian="bold" style:font-weight-complex="bold"/>
    </style:style>
    <style:style style:name="T33" style:family="text">
      <style:text-properties fo:font-weight="bold" officeooo:rsid="00154733" style:font-weight-asian="bold" style:font-weight-complex="bold"/>
    </style:style>
    <style:style style:name="T34" style:family="text">
      <style:text-properties officeooo:rsid="00154733"/>
    </style:style>
    <style:style style:name="T35" style:family="text">
      <style:text-properties officeooo:rsid="00159913"/>
    </style:style>
    <style:style style:name="T36" style:family="text">
      <style:text-properties style:font-name="Century Schoolbook L"/>
    </style:style>
    <style:style style:name="T37" style:family="text">
      <style:text-properties style:font-name="Century Schoolbook L" fo:font-size="12pt" style:font-size-asian="10.5pt" style:font-size-complex="12pt"/>
    </style:style>
    <style:style style:name="T38" style:family="text">
      <style:text-properties style:font-name="Century Schoolbook L" fo:font-size="12pt" officeooo:rsid="0013260c" style:font-size-asian="10.5pt" style:font-size-complex="12pt"/>
    </style:style>
    <style:style style:name="T39" style:family="text">
      <style:text-properties style:font-name="Century Schoolbook L" fo:font-size="12pt" officeooo:rsid="00151347" style:font-size-asian="10.5pt" style:font-size-complex="12pt"/>
    </style:style>
    <style:style style:name="T40" style:family="text">
      <style:text-properties style:font-name="Century Schoolbook L" fo:font-size="12pt" fo:font-weight="bold" officeooo:rsid="001171f3" style:font-size-asian="10.5pt" style:font-weight-asian="bold" style:font-size-complex="12pt" style:font-weight-complex="bold"/>
    </style:style>
    <style:style style:name="T41" style:family="text">
      <style:text-properties style:font-name="Century Schoolbook L" fo:font-size="12pt" fo:font-weight="bold" officeooo:rsid="00151347" style:font-size-asian="10.5pt" style:font-weight-asian="bold" style:font-size-complex="12pt" style:font-weight-complex="bold"/>
    </style:style>
    <style:style style:name="T42" style:family="text">
      <style:text-properties style:font-name="Century Schoolbook L" fo:font-size="12pt" fo:font-weight="normal" officeooo:rsid="001171f3" style:font-size-asian="10.5pt" style:font-weight-asian="normal" style:font-size-complex="12pt" style:font-weight-complex="normal"/>
    </style:style>
    <style:style style:name="T43" style:family="text">
      <style:text-properties style:font-name="Century Schoolbook L" fo:font-size="12pt" fo:font-weight="normal" officeooo:rsid="000d510f" style:font-size-asian="10.5pt" style:font-weight-asian="normal" style:font-size-complex="12pt" style:font-weight-complex="normal"/>
    </style:style>
    <style:style style:name="T44" style:family="text">
      <style:text-properties style:font-name="Century Schoolbook L" fo:font-size="12pt" fo:font-weight="normal" officeooo:rsid="0013260c" style:font-size-asian="10.5pt" style:font-weight-asian="normal" style:font-size-complex="12pt" style:font-weight-complex="normal"/>
    </style:style>
    <style:style style:name="T45" style:family="text">
      <style:text-properties style:font-name="Century Schoolbook L" fo:font-size="12pt" fo:font-weight="normal" officeooo:rsid="000f14ea" style:font-size-asian="10.5pt" style:font-weight-asian="normal" style:font-size-complex="12pt" style:font-weight-complex="normal"/>
    </style:style>
    <style:style style:name="T46" style:family="text">
      <style:text-properties style:font-name="Century Schoolbook L" fo:font-size="12pt" fo:font-weight="normal" officeooo:rsid="001057af" style:font-size-asian="10.5pt" style:font-weight-asian="normal" style:font-size-complex="12pt" style:font-weight-complex="normal"/>
    </style:style>
    <style:style style:name="T47" style:family="text">
      <style:text-properties style:font-name="Century Schoolbook L" fo:font-size="12pt" fo:font-weight="normal" officeooo:rsid="00151347" style:font-size-asian="10.5pt" style:font-weight-asian="normal" style:font-size-complex="12pt" style:font-weight-complex="normal"/>
    </style:style>
    <style:style style:name="T48" style:family="text">
      <style:text-properties style:font-name="Century Schoolbook L" fo:font-size="12pt" fo:font-weight="normal" officeooo:rsid="00154733" style:font-size-asian="10.5pt" style:font-weight-asian="normal" style:font-size-complex="12pt" style:font-weight-complex="normal"/>
    </style:style>
    <style:style style:name="T49" style:family="text">
      <style:text-properties style:font-name="Century Schoolbook L" officeooo:rsid="0013260c"/>
    </style:style>
    <style:style style:name="T50" style:family="text">
      <style:text-properties style:font-name="Century Schoolbook L" officeooo:rsid="00151347"/>
    </style:style>
    <style:style style:name="T51" style:family="text">
      <style:text-properties style:font-name="Century Schoolbook L" officeooo:rsid="00154733"/>
    </style:style>
    <style:style style:name="T52" style:family="text">
      <style:text-properties style:font-name="Century Schoolbook L" fo:font-weight="bold" officeooo:rsid="00154733" style:font-weight-asian="bold" style:font-weight-complex="bold"/>
    </style:style>
    <style:style style:name="T53" style:family="text">
      <style:text-properties style:font-name="Century Schoolbook L" fo:font-weight="normal" officeooo:rsid="00154733" style:font-weight-asian="normal" style:font-weight-complex="normal"/>
    </style:style>
    <style:style style:name="T54" style:family="text">
      <style:text-properties officeooo:rsid="0016d691"/>
    </style:style>
    <style:style style:name="T55" style:family="text">
      <style:text-properties style:font-name="Liberation Sans"/>
    </style:style>
    <style:style style:name="T56" style:family="text">
      <style:text-properties style:font-name="Liberation Sans" fo:font-size="12pt" style:font-size-asian="10.5pt" style:font-size-complex="12pt"/>
    </style:style>
    <style:style style:name="T57" style:family="text">
      <style:text-properties style:font-name="Liberation Sans" fo:font-size="12pt" officeooo:rsid="0013260c" style:font-size-asian="10.5pt" style:font-size-complex="12pt"/>
    </style:style>
    <style:style style:name="T58" style:family="text">
      <style:text-properties style:font-name="Liberation Sans" fo:font-size="12pt" officeooo:rsid="00151347" style:font-size-asian="10.5pt" style:font-size-complex="12pt"/>
    </style:style>
    <style:style style:name="T59" style:family="text">
      <style:text-properties style:font-name="Liberation Sans" fo:font-size="12pt" fo:font-weight="bold" officeooo:rsid="001171f3" style:font-size-asian="10.5pt" style:font-weight-asian="bold" style:font-size-complex="12pt" style:font-weight-complex="bold"/>
    </style:style>
    <style:style style:name="T60" style:family="text">
      <style:text-properties style:font-name="Liberation Sans" fo:font-size="12pt" fo:font-weight="bold" officeooo:rsid="00151347" style:font-size-asian="10.5pt" style:font-weight-asian="bold" style:font-size-complex="12pt" style:font-weight-complex="bold"/>
    </style:style>
    <style:style style:name="T61" style:family="text">
      <style:text-properties style:font-name="Liberation Sans" fo:font-size="12pt" fo:font-weight="normal" officeooo:rsid="001171f3" style:font-size-asian="10.5pt" style:font-weight-asian="normal" style:font-size-complex="12pt" style:font-weight-complex="normal"/>
    </style:style>
    <style:style style:name="T62" style:family="text">
      <style:text-properties style:font-name="Liberation Sans" fo:font-size="12pt" fo:font-weight="normal" officeooo:rsid="000d510f" style:font-size-asian="10.5pt" style:font-weight-asian="normal" style:font-size-complex="12pt" style:font-weight-complex="normal"/>
    </style:style>
    <style:style style:name="T63" style:family="text">
      <style:text-properties style:font-name="Liberation Sans" fo:font-size="12pt" fo:font-weight="normal" officeooo:rsid="0013260c" style:font-size-asian="10.5pt" style:font-weight-asian="normal" style:font-size-complex="12pt" style:font-weight-complex="normal"/>
    </style:style>
    <style:style style:name="T64" style:family="text">
      <style:text-properties style:font-name="Liberation Sans" fo:font-size="12pt" fo:font-weight="normal" officeooo:rsid="000f14ea" style:font-size-asian="10.5pt" style:font-weight-asian="normal" style:font-size-complex="12pt" style:font-weight-complex="normal"/>
    </style:style>
    <style:style style:name="T65" style:family="text">
      <style:text-properties style:font-name="Liberation Sans" fo:font-size="12pt" fo:font-weight="normal" officeooo:rsid="001057af" style:font-size-asian="10.5pt" style:font-weight-asian="normal" style:font-size-complex="12pt" style:font-weight-complex="normal"/>
    </style:style>
    <style:style style:name="T66" style:family="text">
      <style:text-properties style:font-name="Liberation Sans" fo:font-size="12pt" fo:font-weight="normal" officeooo:rsid="00151347" style:font-size-asian="10.5pt" style:font-weight-asian="normal" style:font-size-complex="12pt" style:font-weight-complex="normal"/>
    </style:style>
    <style:style style:name="T67" style:family="text">
      <style:text-properties style:font-name="Liberation Sans" fo:font-size="12pt" fo:font-weight="normal" officeooo:rsid="00154733" style:font-size-asian="10.5pt" style:font-weight-asian="normal" style:font-size-complex="12pt" style:font-weight-complex="normal"/>
    </style:style>
    <style:style style:name="T68" style:family="text">
      <style:text-properties style:font-name="Liberation Sans" officeooo:rsid="0013260c"/>
    </style:style>
    <style:style style:name="T69" style:family="text">
      <style:text-properties style:font-name="Liberation Sans" officeooo:rsid="00151347"/>
    </style:style>
    <style:style style:name="T70" style:family="text">
      <style:text-properties style:font-name="Liberation Sans" officeooo:rsid="00154733"/>
    </style:style>
    <style:style style:name="T71" style:family="text">
      <style:text-properties style:font-name="Liberation Sans" fo:font-weight="bold" officeooo:rsid="00154733" style:font-weight-asian="bold" style:font-weight-complex="bold"/>
    </style:style>
    <style:style style:name="T72" style:family="text">
      <style:text-properties style:font-name="Liberation Sans" fo:font-weight="normal" officeooo:rsid="00154733" style:font-weight-asian="normal" style:font-weight-complex="normal"/>
    </style:style>
    <style:style style:name="T73" style:family="text">
      <style:text-properties style:font-name="Liberation Sans" officeooo:rsid="0016d6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6"/>
      <text:p text:style-name="P36"/>
      <text:p text:style-name="P36">LearningPointers</text:p>
      <text:p text:style-name="P32"/>
      <text:p text:style-name="P32"><text:tab/><text:tab/><text:tab/><text:tab/><text:tab/><text:span text:style-name="T54">Software educaţional</text:span></text:p>
      <text:p text:style-name="P32"/>
      <text:p text:style-name="P8"/>
      <text:p text:style-name="P9">Autori:<text:span text:style-name="T18"> </text:span></text:p>
      <text:list xml:id="list6989265199040968705" text:style-name="L1">
        <text:list-item>
          <text:p text:style-name="P12">Andrei Gasparovici </text:p>
          <text:p text:style-name="P14">Colegiul Naţional de Informatică “Grigore Moisil” Braşov, clasa a XI-a</text:p>
        </text:list-item>
        <text:list-item>
          <text:p text:style-name="P12">Andrei Timotei Ardelean</text:p>
          <text:p text:style-name="P15">Colegiul Naţional de Informatică “Grigore Mosil” Braşov, clasa a XII-a</text:p>
        </text:list-item>
      </text:list>
      <text:p text:style-name="P16"/>
      <text:p text:style-name="P16"/>
      <text:p text:style-name="P9">Profesor coordonator:</text:p>
      <text:list xml:id="list1691928715845150272" text:style-name="L2">
        <text:list-item>
          <text:p text:style-name="P13">Manuela Şerb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h text:style-name="P38" text:outline-level="2">Descrierea aplicaţiei</text:h>
      <text:p text:style-name="P5"><text:span text:style-name="Source_20_Text"><text:span text:style-name="T55"><text:tab/>Learning Pointers este un proiect cu scop educativ menit să faciliteze </text:span></text:span><text:span text:style-name="T55">studiul pointerilor </text:span><text:span text:style-name="T73">şi al structurilor de date ce folosesc pointeri </text:span><text:span text:style-name="T55">in C++. Pentru ca lecțiile să fie cât mai practice am creat o unealtă prin care exemplele explicative să poată fi testate de utilizator dupa bunul plac. Unealta este reprezentată de un debugger de C++ complet, un IDE de sine stătător.</text:span></text:p>
      <text:p text:style-name="P33"/>
      <text:p text:style-name="P8"/>
      <text:h text:style-name="P37" text:outline-level="2">Arhitectura <text:span text:style-name="T17">a</text:span>plica<text:span text:style-name="T17">ţ</text:span>iei</text:h>
      <text:p text:style-name="P8"/>
      <text:p text:style-name="P8"><text:tab/><text:span text:style-name="T5">Aplicaţia este constituită din două părţi principale:</text:span></text:p>
      <text:list xml:id="list400936575503435860" text:style-name="L3">
        <text:list-item>
          <text:p text:style-name="P17">Platformă pentru cursuri</text:p>
        </text:list-item>
        <text:list-item>
          <text:p text:style-name="P17">Debugger online</text:p>
        </text:list-item>
      </text:list>
      <text:p text:style-name="P18"/>
      <text:list xml:id="list2656546747869906490" text:style-name="L4">
        <text:list-item>
          <text:p text:style-name="P28">Platforma pentru cursuri</text:p>
        </text:list-item>
      </text:list>
      <text:p text:style-name="P18"><text:tab/><text:tab/></text:p>
      <text:p text:style-name="P18"><text:tab/>Cursurile pot fi adăugate de utilizatori şi sunt formate din mai multe module. Fiecare utilizator se poate abona la <text:s text:c="2"/>cursuri, poate adăuga comentarii şi poate da un rating de la 1 la 5 fiecărui modul.</text:p>
      <text:p text:style-name="P1"><text:span text:style-name="T56"><text:tab/></text:span><text:span text:style-name="T57">Conţinutul cursurilor este formatat folosind Markdown. Pentru o transformare eficientă a codului Markdown în HTML, am folosit </text:span><text:span text:style-name="T58">Hoedown (</text:span><text:a xlink:type="simple" xlink:href="https://github.com/hoedown/hoedown" text:style-name="Internet_20_link" text:visited-style-name="Visited_20_Internet_20_Link"><text:span text:style-name="T58">https://github.com/hoedown/hoedown</text:span></text:a><text:span text:style-name="T58">), o bibliotecă scrisă în limbajul C pentru procesare de markdown. Pentru a putea integra hoedown în aplicaţia web, am folosit WebAssembly (</text:span><text:a xlink:type="simple" xlink:href="http://webassembly.org/" text:style-name="Internet_20_link" text:visited-style-name="Visited_20_Internet_20_Link"><text:span text:style-name="T58">http://webassembly.org/</text:span></text:a><text:span text:style-name="T58">), astfel obţinând o performanţă de 20 de ori mai mare. </text:span></text:p>
      <text:p text:style-name="P1"><text:span text:style-name="T58"><text:tab/>Având în vedere faptul că doar browserele mai moderne suportă WebAssembly, am implementat un fallback pentru celelalte, folosind Showdown.js (</text:span><text:a xlink:type="simple" xlink:href="https://github.com/showdownjs/showdown" text:style-name="Internet_20_link" text:visited-style-name="Visited_20_Internet_20_Link"><text:span text:style-name="T58">https://github.com/showdownjs/showdown</text:span></text:a><text:span text:style-name="T58">), o bibliotecă de procesare Markdown în JavaScript.</text:span></text:p>
      <text:p text:style-name="P18"><text:tab/></text:p>
      <text:p text:style-name="P18"/>
      <text:list xml:id="list184529598368016" text:continue-numbering="true" text:style-name="L4">
        <text:list-item>
          <text:p text:style-name="P28">Debugger-ul online</text:p>
        </text:list-item>
      </text:list>
      <text:p text:style-name="P29"><text:tab/></text:p>
      <text:p text:style-name="P4"><text:span text:style-name="T59"><text:tab/></text:span><text:span text:style-name="T61">Debugger-ul online este construit pe GDB (</text:span><text:span text:style-name="T27">The GNU Project Debugger, </text:span><text:a xlink:type="simple" xlink:href="https://www.gnu.org/software/gdb/" text:style-name="Internet_20_link" text:visited-style-name="Visited_20_Internet_20_Link"><text:span text:style-name="T55">https://www.gnu.org/software/gdb/</text:span></text:a><text:span text:style-name="T28"> </text:span><text:span text:style-name="T29">), un <text:s/>debugger avansat pentru C, C++ si Objective C cu interfaţă în linie de comandă. </text:span></text:p>
      <text:p text:style-name="P31"><text:tab/><text:tab/></text:p>
      <text:p text:style-name="P4"><text:span text:style-name="T20"><text:tab/>Aplicaţia comunică cu un process GDB prin intermediul unei interfeţe scrise in JavaScript.</text:span><text:span text:style-name="T23"> </text:span><text:span text:style-name="T3">Pentru a putea comunica cu serverul in timp real eficient am folosit web sockets, mai exact tehnologia socket.io. Mai mult, comunicarea serverului cu interfa</text:span><text:span text:style-name="T5">ţ</text:span><text:span text:style-name="T3">a de </text:span><text:span text:style-name="T5">GDB</text:span><text:span text:style-name="T3"> este realizat</text:span><text:span text:style-name="T5">ă</text:span><text:span text:style-name="T3"> la r</text:span><text:span text:style-name="T5">â</text:span><text:span text:style-name="T3">ndul ei cu socket.io pentru a putea avea procesul de debug </text:span><text:span text:style-name="T5">î</text:span><text:span text:style-name="T3">ntr-un container izolat</text:span><text:span text:style-name="T5"> (Docker).</text:span><text:span text:style-name="T3"> Aceast</text:span><text:span text:style-name="T6">ă</text:span><text:span text:style-name="T3"> masur</text:span><text:span text:style-name="T6">ă</text:span><text:span text:style-name="T3"> a fost luat</text:span><text:span text:style-name="T6">ă</text:span><text:span text:style-name="T3"> av</text:span><text:span text:style-name="T6">â</text:span><text:span text:style-name="T3">nd in minte securitatea aplica</text:span><text:span text:style-name="T5">ţ</text:span><text:span text:style-name="T3">iei protej</text:span><text:span text:style-name="T5">â</text:span><text:span text:style-name="T3">ndu-ne astfel de un eventual atac prin cod </text:span><text:span text:style-name="T5">C+</text:span><text:span text:style-name="T3">+ mali</text:span><text:span text:style-name="T5">ţ</text:span><text:span text:style-name="T3">ios. </text:span></text:p>
      <text:p text:style-name="P4"><text:span text:style-name="T62"><text:tab/></text:span><text:span text:style-name="T63">Totodată pentru lucrul cu evenimente asincrone am folosit RxJs (Reactive Extensions for JavaScript, </text:span><text:a xlink:type="simple" xlink:href="https://github.com/Reactive-Extensions/RxJS" text:style-name="Internet_20_link" text:visited-style-name="Visited_20_Internet_20_Link"><text:span text:style-name="T63">https://github.com/Reactive-Extensions/RxJS</text:span></text:a><text:span text:style-name="T63">), Async.js (</text:span><text:a xlink:type="simple" xlink:href="https://github.com/caolan/async" text:style-name="Internet_20_link" text:visited-style-name="Visited_20_Internet_20_Link"><text:span text:style-name="T63">https://github.com/caolan/async</text:span></text:a><text:span text:style-name="T63">) şi Bluebird.js (</text:span><text:a xlink:type="simple" xlink:href="https://github.com/petkaantonov/bluebird" text:style-name="Internet_20_link" text:visited-style-name="Visited_20_Internet_20_Link"><text:span text:style-name="T63">https://github.com/petkaantonov/bluebird</text:span></text:a><text:span text:style-name="T63">) pentru Promise-uri.</text:span></text:p>
      <text:p text:style-name="P19"/>
      <text:p text:style-name="P20"><text:soft-page-break/><text:tab/><text:span text:style-name="T17">Codul din</text:span> spate a fost construit pe principiile de reuzabilitate si scalabilitate. De exemplu interfa<text:span text:style-name="T17">ţ</text:span>a care comunica cu procesul GDB in mod direct este o componenta de sine statatoare bazata pe paradigma OOP care poate fi extinsa si distrbuita ca un element separat.</text:p>
      <text:p text:style-name="P20"/>
      <text:p text:style-name="P2"><text:span text:style-name="T55"><text:tab/></text:span><text:span text:style-name="T68">Editorul de cod sursă utilizat este Ace (</text:span><text:a xlink:type="simple" xlink:href="https://github.com/ajaxorg/ace" text:style-name="Internet_20_link" text:visited-style-name="Visited_20_Internet_20_Link"><text:span text:style-name="T68">https://github.com/ajaxorg/ace</text:span></text:a><text:span text:style-name="T68">), un editor open-source, extensibil si configurabil utilizat de asemenea şi pe platforma Cloud9. Acesta suportă numeroase facilităţi precum adăugare de breakpointuri, code snippets şi code folding.</text:span></text:p>
      <text:p text:style-name="P2"><text:tab/></text:p>
      <text:p text:style-name="P3"><text:span text:style-name="T55"><text:tab/></text:span><text:span text:style-name="T69">Pentru watch-uri am folosit bibliotecile jsTree (</text:span><text:a xlink:type="simple" xlink:href="https://github.com/vakata/jstree" text:style-name="Internet_20_link" text:visited-style-name="Visited_20_Internet_20_Link"><text:span text:style-name="T69">https://github.com/vakata/jstree</text:span></text:a><text:span text:style-name="T69">) şi jsTreeTable (</text:span><text:a xlink:type="simple" xlink:href="https://github.com/adamjimenez/jstree-table" text:style-name="Internet_20_link" text:visited-style-name="Visited_20_Internet_20_Link"><text:span text:style-name="T69">https://github.com/adamjimenez/jstree-table</text:span></text:a><text:span text:style-name="T69">), astfel putând afişa variabilele în watch în mod arborescent.</text:span></text:p>
      <text:p text:style-name="P3"/>
      <text:h text:style-name="P42" text:outline-level="3"><text:tab/><text:span text:style-name="T31">Facilităţi principale ale debugger-ului:</text:span></text:h>
      <text:list xml:id="list3039444416227567079" text:style-name="L5">
        <text:list-item>
          <text:p text:style-name="P34">editarea de cod C++</text:p>
        </text:list-item>
        <text:list-item>
          <text:p text:style-name="P34">depanarea programelor (next, step, continue)</text:p>
        </text:list-item>
        <text:list-item>
          <text:p text:style-name="P34">afişarea şi modificarea valorilor variabilelor la runtime</text:p>
        </text:list-item>
        <text:list-item>
          <text:p text:style-name="P34">afişarea modului în care variabilele se alocă în memorie</text:p>
        </text:list-item>
        <text:list-item>
          <text:p text:style-name="P34">salvarea codului online, dar si ca fisier cpp</text:p>
        </text:list-item>
        <text:list-item>
          <text:p text:style-name="P34">formatarea codului C++ (beautify, folosing <text:span text:style-name="T32">clang-format</text:span><text:span text:style-name="T18">)</text:span></text:p>
        </text:list-item>
      </text:list>
      <text:p text:style-name="P2"><text:tab/></text:p>
      <text:h text:style-name="P43" text:outline-level="1">De ce web?</text:h>
      <text:p text:style-name="P20"/>
      <text:p text:style-name="P23"><text:tab/>Am ales varianta unei aplicații web avand in minte portabilitatea astfel <text:span text:style-name="T31">î</text:span>ncat sa fie u<text:span text:style-name="T31">ş</text:span>or accesibil pe orice device indiferent de sistemul de operare al acestuia. Partea teoretic<text:span text:style-name="T31">ă</text:span> in care sunt cuprinse lec<text:span text:style-name="T31">ţ</text:span>iile este de asemenea mobile-friendly putand fi accesat<text:span text:style-name="T31">ă</text:span> chiar de pe device-uri cu rezolu<text:span text:style-name="T31">ţ</text:span>ie mic<text:span text:style-name="T31">ă</text:span>.</text:p>
      <text:p text:style-name="P23"/>
      <text:p text:style-name="P23"/>
      <text:h text:style-name="P39" text:outline-level="2">De ce am ales Node.js ca tehnologie pentru back-end?</text:h>
      <text:p text:style-name="P35"><text:tab/><text:span text:style-name="T35">Am ales Node.js datorită facilităţilor pe care le oferă cu privire la comunicarea asincronă cu un proces (child_process), şi pentru a putea folosi socket.io.</text:span></text:p>
      <text:p text:style-name="P23"><text:tab/></text:p>
      <text:h text:style-name="P37" text:outline-level="2">Implementare</text:h>
      <text:p text:style-name="P11"><text:span text:style-name="T2"><text:tab/>P</text:span><text:span text:style-name="T7">a</text:span><text:span text:style-name="T2">r</text:span><text:span text:style-name="T7">ţ</text:span><text:span text:style-name="T2">ile semnificative ale aplicației sunt de asemenea comentate si documentate </text:span><text:span text:style-name="T7">(</text:span><text:span text:style-name="T14">jsdoc</text:span><text:span text:style-name="T7">) </text:span><text:span text:style-name="T2">astfel </text:span><text:span text:style-name="T7">î</text:span><text:span text:style-name="T2">nc</text:span><text:span text:style-name="T7">â</text:span><text:span text:style-name="T2">t s</text:span><text:span text:style-name="T7">ă</text:span><text:span text:style-name="T2"> fie facilitat</text:span><text:span text:style-name="T7">ă</text:span><text:span text:style-name="T2"> colaborarea in cadrul echipei si, mai mult, </text:span><text:span text:style-name="T7">î</text:span><text:span text:style-name="T2">n eventualitatea unui contribui</text:span><text:span text:style-name="T4">tor</text:span><text:span text:style-name="T2"> exterior avand in vedera politica open source a proiectului </text:span><text:span text:style-name="T7">(licenţă MIT).</text:span></text:p>
      <text:p text:style-name="P11"><text:span text:style-name="T2"><text:tab/></text:span><text:span text:style-name="T4">Numele variabilelor, a functilor cat si al comiturilor de pe git contribuie la o intelegere cat mai usoara a codului.</text:span></text:p>
      <text:p text:style-name="P24"><text:soft-page-break/><text:tab/>Pe parcusul dezvoltarii pentru o colaborare interna optima am folosit ca sistem de versionare <text:s/>git cu un repository remote in github.</text:p>
      <text:p text:style-name="P6"><text:span text:style-name="T64"><text:tab/>Un efort substantial <text:s/>a fost depus in vederea securitatii, tema aplicatiei fiind una sensibila, usor exploatabila in cazul in care nu este implementata corect. Printre masurile luate cu privire la securitatea aplicatiei se numara: Rularea codului intr-un container izolat, formatarea sirurilor de caractere pentru a preveni atacuri de tipul XSS, aplicarea unei functii de hash paro</text:span><text:span text:style-name="T65">lei utilizatorilor </text:span><text:span text:style-name="T66">(cu ajutorul modulului </text:span><text:span text:style-name="T60">bcrypt-nodejs</text:span><text:span text:style-name="T66"> </text:span><text:a xlink:type="simple" xlink:href="https://www.npmjs.com/package/bcrypt-nodejs" text:style-name="Internet_20_link" text:visited-style-name="Visited_20_Internet_20_Link"><text:span text:style-name="T67">https://www.npmjs.com/package/bcrypt-nodejs</text:span></text:a><text:span text:style-name="T67">) ş.a.</text:span></text:p>
      <text:p text:style-name="P25"/>
      <text:h text:style-name="P41" text:outline-level="2">Testare</text:h>
      <text:p text:style-name="P7"><text:span text:style-name="T55"><text:tab/></text:span><text:span text:style-name="T70">Pe parcursul dezvoltării proiectului, am abordat stilurile TDD şi BDD, folosind pentru testare Mocha (</text:span><text:a xlink:type="simple" xlink:href="https://github.com/mochajs/mocha" text:style-name="Internet_20_link" text:visited-style-name="Visited_20_Internet_20_Link"><text:span text:style-name="T70">https://github.com/mochajs/mocha</text:span></text:a><text:span text:style-name="T70">) şi Chai (</text:span><text:a xlink:type="simple" xlink:href="https://github.com/chaijs/chai" text:style-name="Internet_20_link" text:visited-style-name="Visited_20_Internet_20_Link"><text:span text:style-name="T70">https://github.com/chaijs/chai</text:span></text:a><text:span text:style-name="T70">).</text:span></text:p>
      <text:p text:style-name="P26"><text:tab/></text:p>
      <text:h text:style-name="P40" text:outline-level="2">Stocare</text:h>
      <text:p text:style-name="P7"><text:span text:style-name="T55"><text:tab/></text:span><text:span text:style-name="T70">Pentru stocarea datelor am folosit o bază de date MySQL, realizând comunicarea cu ajutorul modulului </text:span><text:span text:style-name="T71">node-mysql</text:span><text:span text:style-name="T72"> (</text:span><text:a xlink:type="simple" xlink:href="https://github.com/mysqljs/mysql" text:style-name="Internet_20_link" text:visited-style-name="Visited_20_Internet_20_Link"><text:span text:style-name="T72">https://github.com/mysqljs/mysql</text:span></text:a><text:span text:style-name="T72">). Persistenţa codului din editor a fost realizată folosind </text:span><text:span text:style-name="T71">js-cookie</text:span><text:span text:style-name="T72"> (</text:span><text:a xlink:type="simple" xlink:href="https://github.com/js-cookie/js-cookie" text:style-name="Internet_20_link" text:visited-style-name="Visited_20_Internet_20_Link"><text:span text:style-name="T72">https://github.com/js-cookie/js-cookie</text:span></text:a><text:span text:style-name="T72">) pentru management-ul cookie-urilor.</text:span></text:p>
      <text:p text:style-name="P26"/>
      <text:h text:style-name="P37" text:outline-level="2">Interf<text:span text:style-name="T34">aţ</text:span>a</text:h>
      <text:p text:style-name="P10"><text:tab/><text:span text:style-name="T1">Interfata are un aspect placut, intuitiv usor de folosit. Tipul de design este unul modern astfel incat este usor pentru un utilizator sa se acomodeze cu aplica</text:span><text:span text:style-name="T8">ţ</text:span><text:span text:style-name="T1">ia. </text:span></text:p>
      <text:p text:style-name="P10"><text:span text:style-name="T1"><text:tab/></text:span><text:span text:style-name="T8">Pe front-end am folosit HTML5, JavaScript, jQuery şi framework-ul Bootstrap4.</text:span></text:p>
      <text:p text:style-name="P26"><text:tab/></text:p>
      <text:h text:style-name="P37" text:outline-level="2">Idee</text:h>
      <text:p text:style-name="P10"><text:tab/><text:span text:style-name="T1">D</text:span><text:span text:style-name="T10">ş</text:span><text:span text:style-name="T1">si nu este prima aplicatie care isi propune sa fie un material educativ pentru studierea pointerilor, majoritatea resurselor existente trateaza tema fie prea superficial, fie exhaustiv din punct de vedere teoretic si greu de inteles ne avand suport practic. Originalitatea consta in valorificarea practica a unui IDE online care are capacitatea de debug si un tabel de mapare a variabilelor pentru a simula zona de memorie. </text:span></text:p>
      <text:p text:style-name="P27"><text:tab/>Totodata, toolul de sine statator de debug este superior din punct de vedere al facilitatilor altor IDE-uri online existente, adaugand imbunatatiri substanti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22:41:39.365740449</meta:creation-date>
    <dc:date>2017-07-28T18:45:27.733442631</dc:date>
    <meta:editing-duration>PT34M1S</meta:editing-duration>
    <meta:editing-cycles>5</meta:editing-cycles>
    <meta:generator>LibreOffice/5.1.6.2$Linux_X86_64 LibreOffice_project/10m0$Build-2</meta:generator>
    <meta:document-statistic meta:table-count="0" meta:image-count="0" meta:object-count="0" meta:page-count="4" meta:paragraph-count="61" meta:word-count="911" meta:character-count="6572" meta:non-whitespace-character-count="5676"/>
  </office:meta>
</office:document-meta>
</file>